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  <number:month number:style="long"/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nomcom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  <text:user-field-decl office:value-type="string" office:string-value="" text:name="participant_organism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<text:user-field-get text:name="participant_organisme"/>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LH/FS/JS/HL/<text:date style:data-style-name="N106" text:date-value="2011-06-06T18:00:36.99">20110606</text:date>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>01 43 93 41 65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06-06T18:00:36.99">6 juin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784085386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1521907588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261146895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1392593458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ext:soft-page-break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nomcom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/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21.301cm" svg:height="1.253cm" draw:transform="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>2</text:page-number>/<text:page-count style:num-format="1">2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3" draw:name="PowerPlusWaterMarkObject4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4" draw:name="PowerPlusWaterMarkObject6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5" draw:name="PowerPlusWaterMarkObject7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6" draw:name="PowerPlusWaterMarkObject9" draw:style-name="Mgr1" draw:text-style-name="MP3" svg:width="21.301cm" svg:height="1.253cm" draw:transform="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Christian Buffin</dc:creator>
    <dc:date>2011-06-06T18:00:37</dc:date>
    <meta:print-date>2011-05-11T12:36:00</meta:print-date>
    <meta:editing-cycles>40</meta:editing-cycles>
    <meta:editing-duration>PT5H5M26S</meta:editing-duration>
    <meta:generator>LibreOffice/3.3$Linux LibreOffice_project/330m19$Build-202</meta:generator>
    <meta:document-statistic meta:table-count="4" meta:image-count="0" meta:object-count="0" meta:page-count="2" meta:paragraph-count="66" meta:word-count="192" meta:character-count="1197"/>
    <meta:user-defined meta:name="Info 1"/>
    <meta:user-defined meta:name="Info 2"/>
    <meta:user-defined meta:name="Info 3"/>
    <meta:user-defined meta:name="Info 4"/>
  </office:meta>
</office:document-meta>
</file>